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1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5.064cm" svg:x2="27.285cm" svg:y2="5.064cm">
          <text:p/>
        </draw:line>
        <draw:line draw:style-name="gr5" draw:text-style-name="P1" draw:layer="layout" svg:x1="1.819cm" svg:y1="11.364cm" svg:x2="27.285cm" svg:y2="11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09:38.486605423</dc:date>
    <dc:creator>elucterio </dc:creator>
    <meta:editing-duration>P2DT11H5M55S</meta:editing-duration>
    <meta:editing-cycles>21</meta:editing-cycles>
    <meta:generator>LibreOffice/4.2.8.2$Linux_X86_64 LibreOffice_project/420m0$Build-2</meta:generator>
    <meta:document-statistic meta:object-count="18"/>
  </office:meta>
</office:document-meta>
</file>